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17"/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1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3" table:default-cell-style-name="Default"/>
        <table:table-row table:style-name="ro1">
          <table:table-cell office:value-type="string">
            <text:p>Strength of players at various depths</text:p>
          </table:table-cell>
          <table:table-cell table:number-columns-repeated="4"/>
          <table:table-cell table:style-name="ce2"/>
          <table:table-cell table:number-columns-repeated="14"/>
          <table:table-cell table:formula="of:=([.Q7]-[.Q13])/([.R7]-[.R13])" office:value-type="float" office:value="-2.43847864420829">
            <text:p>-2.4384786442</text:p>
          </table:table-cell>
          <table:table-cell office:value-type="float" office:value="1.101801259">
            <text:p>1.101801259</text:p>
          </table:table-cell>
          <table:table-cell office:value-type="float" office:value="2.7389677719">
            <text:p>2.7389677719</text:p>
          </table:table-cell>
        </table:table-row>
        <table:table-row table:style-name="ro1">
          <table:table-cell office:value-type="string">
            <text:p>Produced by playing first LMR bot vs standard bot.</text:p>
          </table:table-cell>
          <table:table-cell table:number-columns-repeated="4"/>
          <table:table-cell table:style-name="ce2"/>
          <table:table-cell table:number-columns-repeated="14"/>
          <table:table-cell table:formula="of:=[.Q7]-[.R7]*[.U1]" office:value-type="float" office:value="21.4275775618052">
            <text:p>21.4275775618</text:p>
          </table:table-cell>
          <table:table-cell office:value-type="float" office:value="30.6819063215">
            <text:p>30.6819063215</text:p>
          </table:table-cell>
          <table:table-cell office:value-type="float" office:value="122.4881707619">
            <text:p>122.4881707619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17"/>
        </table:table-row>
        <table:table-row table:style-name="ro1">
          <table:table-cell table:number-columns-repeated="5"/>
          <table:table-cell table:style-name="ce2"/>
          <table:table-cell table:number-columns-repeated="10"/>
          <table:table-cell office:value-type="string">
            <text:p>m</text:p>
          </table:table-cell>
          <table:table-cell office:value-type="string">
            <text:p>t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result</text:p>
          </table:table-cell>
          <table:table-cell office:value-type="string">
            <text:p>t0</text:p>
          </table:table-cell>
          <table:table-cell office:value-type="string">
            <text:p>t1</text:p>
          </table:table-cell>
          <table:table-cell table:style-name="ce2" office:value-type="string">
            <text:p>result/ln(t)</text:p>
          </table:table-cell>
          <table:table-cell office:value-type="string">
            <text:p>ln(t)</text:p>
          </table:table-cell>
          <table:table-cell/>
          <table:table-cell office:value-type="string">
            <text:p>Player</text:p>
          </table:table-cell>
          <table:table-cell office:value-type="string">
            <text:p>Mean Time</text:p>
          </table:table-cell>
          <table:table-cell office:value-type="string">
            <text:p>Rating</text:p>
          </table:table-cell>
          <table:table-cell office:value-type="string">
            <text:p>Standard R</text:p>
          </table:table-cell>
          <table:table-cell office:value-type="string">
            <text:p>NR</text:p>
          </table:table-cell>
          <table:table-cell office:value-type="string">
            <text:p>ln(T)</text:p>
          </table:table-cell>
          <table:table-cell office:value-type="string">
            <text:p>NR,x</text:p>
          </table:table-cell>
          <table:table-cell office:value-type="string">
            <text:p>NR, Standard</text:p>
          </table:table-cell>
          <table:table-cell office:value-type="string">
            <text:p>dRating/dln(t)</text:p>
          </table:table-cell>
          <table:table-cell office:value-type="string">
            <text:p>avg ln(t)</text:p>
          </table:table-cell>
          <table:table-cell table:number-columns-repeated="5"/>
        </table:table-row>
        <table:table-row table:style-name="ro1">
          <table:table-cell office:value-type="string">
            <text:p>ntestJ:14x</text:p>
          </table:table-cell>
          <table:table-cell office:value-type="string">
            <text:p>ntestJ:12</text:p>
          </table:table-cell>
          <table:table-cell office:value-type="float" office:value="3.29">
            <text:p>3.29</text:p>
          </table:table-cell>
          <table:table-cell office:value-type="float" office:value="914">
            <text:p>914</text:p>
          </table:table-cell>
          <table:table-cell office:value-type="float" office:value="722">
            <text:p>722</text:p>
          </table:table-cell>
          <table:table-cell table:style-name="ce2" table:formula="of:=[.C7]/[.G7]" office:value-type="float" office:value="13.952180678214">
            <text:p>14</text:p>
          </table:table-cell>
          <table:table-cell table:style-name="ce3" table:formula="of:=LN([.D7]/[.E7])" office:value-type="float" office:value="0.235805432561324">
            <text:p>0.24</text:p>
          </table:table-cell>
          <table:table-cell/>
          <table:table-cell table:formula="of:=[.A7]" office:value-type="string" office:string-value="ntestJ:14x">
            <text:p>ntestJ:14x</text:p>
          </table:table-cell>
          <table:table-cell table:formula="of:=[.D7]" office:value-type="float" office:value="914">
            <text:p>914</text:p>
          </table:table-cell>
          <table:table-cell table:style-name="ce3" table:formula="of:=[.K8]+[.C7]" office:value-type="float" office:value="37.16">
            <text:p>37.16</text:p>
          </table:table-cell>
          <table:table-cell table:style-name="ce1" table:formula="of:=-1.219*[.N7]*[.N7]+21.427*[.N7]-52.5" office:value-type="float" office:value="36.9231057529622">
            <text:p>36.9</text:p>
          </table:table-cell>
          <table:table-cell table:style-name="ce3" table:formula="of:=[.K7]-[.L7]" office:value-type="float" office:value="0.236894247037782">
            <text:p>0.24</text:p>
          </table:table-cell>
          <table:table-cell table:style-name="ce3" table:formula="of:=LN([.J7])" office:value-type="float" office:value="6.81783057145415">
            <text:p>6.82</text:p>
          </table:table-cell>
          <table:table-cell table:style-name="ce3" table:formula="of:=[.M7]" office:value-type="float" office:value="0.236894247037782">
            <text:p>0.24</text:p>
          </table:table-cell>
          <table:table-cell table:style-name="ce3"/>
          <table:table-cell table:style-name="ce1" table:formula="of:=([.K7]-[.K9])/([.N7]-[.N9])" office:value-type="float" office:value="5.76657405338648">
            <text:p>5.8</text:p>
          </table:table-cell>
          <table:table-cell table:style-name="ce1" table:formula="of:=([.N7]+[.N9])/2" office:value-type="float" office:value="6.42244849903265">
            <text:p>6.4</text:p>
          </table:table-cell>
          <table:table-cell table:style-name="ce1" table:formula="of:=[.$U$1]/2*[.N7]*[.N7]+[.$U$2]*[.N7]-52.5" office:value-type="float" office:value="36.915919106713">
            <text:p>36.9</text:p>
          </table:table-cell>
          <table:table-cell table:style-name="ce1"/>
          <table:table-cell table:style-name="ce1" table:formula="of:=[.$U$2]+[.$U$1]*[.R7]" office:value-type="float" office:value="5.76657405338648">
            <text:p>5.8</text:p>
          </table:table-cell>
          <table:table-cell office:value-type="float" office:value="5.8">
            <text:p>5.8</text:p>
          </table:table-cell>
          <table:table-cell table:style-name="ce1" office:value-type="float" office:value="5.8">
            <text:p>5.8</text:p>
          </table:table-cell>
        </table:table-row>
        <table:table-row table:style-name="ro1">
          <table:table-cell office:value-type="string">
            <text:p>ntestJ:12x</text:p>
          </table:table-cell>
          <table:table-cell office:value-type="string">
            <text:p>ntestJ:12</text:p>
          </table:table-cell>
          <table:table-cell office:value-type="float" office:value="-1.27">
            <text:p>-1.27</text:p>
          </table:table-cell>
          <table:table-cell office:value-type="float" office:value="416">
            <text:p>416</text:p>
          </table:table-cell>
          <table:table-cell office:value-type="float" office:value="753">
            <text:p>753</text:p>
          </table:table-cell>
          <table:table-cell table:style-name="ce2" table:formula="of:=[.C8]/[.G8]" office:value-type="float" office:value="2.14028121857235">
            <text:p>2</text:p>
          </table:table-cell>
          <table:table-cell table:style-name="ce3" table:formula="of:=LN([.D8]/[.E8])" office:value-type="float" office:value="-0.59337996753863">
            <text:p>-0.59</text:p>
          </table:table-cell>
          <table:table-cell/>
          <table:table-cell table:formula="of:=[.B7]" office:value-type="string" office:string-value="ntestJ:12">
            <text:p>ntestJ:12</text:p>
          </table:table-cell>
          <table:table-cell table:style-name="ce2" table:formula="of:=SQRT([.E7]*[.E8])" office:value-type="float" office:value="737.337100653426">
            <text:p>737</text:p>
          </table:table-cell>
          <table:table-cell table:style-name="ce3" table:formula="of:=[.K9]-[.C8]" office:value-type="float" office:value="33.87">
            <text:p>33.87</text:p>
          </table:table-cell>
          <table:table-cell table:style-name="ce1" table:formula="of:=-1.219*[.N8]*[.N8]+21.427*[.N8]-52.5" office:value-type="float" office:value="35.8347984034132">
            <text:p>35.8</text:p>
          </table:table-cell>
          <table:table-cell table:style-name="ce3" table:formula="of:=[.K8]-[.L8]" office:value-type="float" office:value="-1.96479840341323">
            <text:p>-1.96</text:p>
          </table:table-cell>
          <table:table-cell table:style-name="ce3" table:formula="of:=LN([.J8])" office:value-type="float" office:value="6.60304518334636">
            <text:p>6.60</text:p>
          </table:table-cell>
          <table:table-cell table:style-name="ce3"/>
          <table:table-cell table:style-name="ce3" table:formula="of:=[.M8]" office:value-type="float" office:value="-1.96479840341323">
            <text:p>-1.96</text:p>
          </table:table-cell>
          <table:table-cell table:style-name="ce1" table:formula="of:=([.K8]-[.K10])/([.N8]-[.N10])" office:value-type="float" office:value="6.98513178248113">
            <text:p>7.0</text:p>
          </table:table-cell>
          <table:table-cell table:style-name="ce1"/>
          <table:table-cell table:style-name="ce1" table:formula="of:=[.$U$1]/2*[.N8]*[.N8]+[.$U$2]*[.N8]-52.5" office:value-type="float" office:value="35.8281775771413">
            <text:p>35.8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>
            <text:p>ntestJ:12x</text:p>
          </table:table-cell>
          <table:table-cell office:value-type="string">
            <text:p>ntestJ:10</text:p>
          </table:table-cell>
          <table:table-cell office:value-type="float" office:value="5.52">
            <text:p>5.52</text:p>
          </table:table-cell>
          <table:table-cell office:value-type="float" office:value="413">
            <text:p>413</text:p>
          </table:table-cell>
          <table:table-cell office:value-type="float" office:value="285">
            <text:p>285</text:p>
          </table:table-cell>
          <table:table-cell table:style-name="ce2" table:formula="of:=[.C9]/[.G9]" office:value-type="float" office:value="14.8803742175204">
            <text:p>15</text:p>
          </table:table-cell>
          <table:table-cell table:style-name="ce3" table:formula="of:=LN([.D9]/[.E9])" office:value-type="float" office:value="0.370958412692382">
            <text:p>0.37</text:p>
          </table:table-cell>
          <table:table-cell/>
          <table:table-cell table:formula="of:=[.A8]" office:value-type="string" office:string-value="ntestJ:12x">
            <text:p>ntestJ:12x</text:p>
          </table:table-cell>
          <table:table-cell table:style-name="ce2" table:formula="of:=SQRT([.D8]*[.D9])" office:value-type="float" office:value="414.497285877724">
            <text:p>414</text:p>
          </table:table-cell>
          <table:table-cell table:style-name="ce3" table:formula="of:=[.K10]+[.C9]" office:value-type="float" office:value="32.6">
            <text:p>32.60</text:p>
          </table:table-cell>
          <table:table-cell table:style-name="ce1" table:formula="of:=-1.219*[.N9]*[.N9]+21.427*[.N9]-52.5" office:value-type="float" office:value="32.3611316055523">
            <text:p>32.4</text:p>
          </table:table-cell>
          <table:table-cell table:style-name="ce3" table:formula="of:=[.K9]-[.L9]" office:value-type="float" office:value="0.238868394447735">
            <text:p>0.24</text:p>
          </table:table-cell>
          <table:table-cell table:style-name="ce3" table:formula="of:=LN([.J9])" office:value-type="float" office:value="6.02706642661115">
            <text:p>6.03</text:p>
          </table:table-cell>
          <table:table-cell table:style-name="ce3" table:formula="of:=[.M9]" office:value-type="float" office:value="0.238868394447735">
            <text:p>0.24</text:p>
          </table:table-cell>
          <table:table-cell table:style-name="ce3"/>
          <table:table-cell table:style-name="ce1" table:formula="of:=([.K9]-[.K11])/([.N9]-[.N11])" office:value-type="float" office:value="7.79738696378532">
            <text:p>7.8</text:p>
          </table:table-cell>
          <table:table-cell table:style-name="ce1" table:formula="of:=([.N9]+[.N11])/2" office:value-type="float" office:value="5.54100615826708">
            <text:p>5.5</text:p>
          </table:table-cell>
          <table:table-cell table:style-name="ce1" table:formula="of:=[.$U$1]/2*[.N9]*[.N9]+[.$U$2]*[.N9]-52.5" office:value-type="float" office:value="32.355919106713">
            <text:p>32.4</text:p>
          </table:table-cell>
          <table:table-cell table:style-name="ce1"/>
          <table:table-cell table:style-name="ce1" table:formula="of:=[.$U$2]+[.$U$1]*[.R9]" office:value-type="float" office:value="7.91595237744428">
            <text:p>7.9</text:p>
          </table:table-cell>
          <table:table-cell office:value-type="float" office:value="6.9">
            <text:p>6.9</text:p>
          </table:table-cell>
          <table:table-cell table:style-name="ce1" office:value-type="float" office:value="6.6">
            <text:p>6.6</text:p>
          </table:table-cell>
        </table:table-row>
        <table:table-row table:style-name="ro1">
          <table:table-cell office:value-type="string">
            <text:p>ntestJ:10x</text:p>
          </table:table-cell>
          <table:table-cell office:value-type="string">
            <text:p>ntestJ:10</text:p>
          </table:table-cell>
          <table:table-cell office:value-type="float" office:value="-2.06">
            <text:p>-2.06</text:p>
          </table:table-cell>
          <table:table-cell office:value-type="float" office:value="165">
            <text:p>165</text:p>
          </table:table-cell>
          <table:table-cell office:value-type="float" office:value="273">
            <text:p>273</text:p>
          </table:table-cell>
          <table:table-cell table:style-name="ce2" table:formula="of:=[.C10]/[.G10]" office:value-type="float" office:value="4.09114660529646">
            <text:p>4</text:p>
          </table:table-cell>
          <table:table-cell table:style-name="ce3" table:formula="of:=LN([.D10]/[.E10])" office:value-type="float" office:value="-0.503526321284379">
            <text:p>-0.50</text:p>
          </table:table-cell>
          <table:table-cell/>
          <table:table-cell table:formula="of:=[.B9]" office:value-type="string" office:string-value="ntestJ:10">
            <text:p>ntestJ:10</text:p>
          </table:table-cell>
          <table:table-cell table:style-name="ce2" table:formula="of:=SQRT([.E9]*[.E10])" office:value-type="float" office:value="278.935476409868">
            <text:p>279</text:p>
          </table:table-cell>
          <table:table-cell table:style-name="ce3" table:formula="of:=[.K11]-[.C10]" office:value-type="float" office:value="27.08">
            <text:p>27.08</text:p>
          </table:table-cell>
          <table:table-cell table:style-name="ce1" table:formula="of:=-1.219*[.N10]*[.N10]+21.427*[.N10]-52.5" office:value-type="float" office:value="29.5030385229202">
            <text:p>29.5</text:p>
          </table:table-cell>
          <table:table-cell table:style-name="ce3" table:formula="of:=[.K10]-[.L10]" office:value-type="float" office:value="-2.42303852292019">
            <text:p>-2.42</text:p>
          </table:table-cell>
          <table:table-cell table:style-name="ce3" table:formula="of:=LN([.J10])" office:value-type="float" office:value="5.63098048772681">
            <text:p>5.63</text:p>
          </table:table-cell>
          <table:table-cell table:style-name="ce3"/>
          <table:table-cell table:style-name="ce3" table:formula="of:=[.M10]" office:value-type="float" office:value="-2.42303852292019">
            <text:p>-2.42</text:p>
          </table:table-cell>
          <table:table-cell table:style-name="ce1" table:formula="of:=([.K10]-[.K12])/([.N10]-[.N12])" office:value-type="float" office:value="9.31484595906023">
            <text:p>9.3</text:p>
          </table:table-cell>
          <table:table-cell table:style-name="ce1"/>
          <table:table-cell table:style-name="ce1" table:formula="of:=[.$U$1]/2*[.N10]*[.N10]+[.$U$2]*[.N10]-52.5" office:value-type="float" office:value="29.4987023509568">
            <text:p>29.5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>
            <text:p>ntestJ:10x</text:p>
          </table:table-cell>
          <table:table-cell office:value-type="string">
            <text:p>ntestJ:8</text:p>
          </table:table-cell>
          <table:table-cell office:value-type="float" office:value="9.12">
            <text:p>9.12</text:p>
          </table:table-cell>
          <table:table-cell office:value-type="float" office:value="149">
            <text:p>149</text:p>
          </table:table-cell>
          <table:table-cell office:value-type="float" office:value="85">
            <text:p>85</text:p>
          </table:table-cell>
          <table:table-cell table:style-name="ce2" table:formula="of:=[.C11]/[.G11]" office:value-type="float" office:value="16.2481390292911">
            <text:p>16</text:p>
          </table:table-cell>
          <table:table-cell table:style-name="ce3" table:formula="of:=LN([.D11]/[.E11])" office:value-type="float" office:value="0.561295049455143">
            <text:p>0.56</text:p>
          </table:table-cell>
          <table:table-cell/>
          <table:table-cell table:formula="of:=[.A10]" office:value-type="string" office:string-value="ntestJ:10x">
            <text:p>ntestJ:10x</text:p>
          </table:table-cell>
          <table:table-cell table:style-name="ce2" table:formula="of:=SQRT([.D10]*[.D11])" office:value-type="float" office:value="156.79604586851">
            <text:p>157</text:p>
          </table:table-cell>
          <table:table-cell table:style-name="ce3" table:formula="of:=[.K12]+[.C11]" office:value-type="float" office:value="25.02">
            <text:p>25.02</text:p>
          </table:table-cell>
          <table:table-cell table:style-name="ce1" table:formula="of:=-1.219*[.N11]*[.N11]+21.427*[.N11]-52.5" office:value-type="float" office:value="24.66385496227">
            <text:p>24.7</text:p>
          </table:table-cell>
          <table:table-cell table:style-name="ce3" table:formula="of:=[.K11]-[.L11]" office:value-type="float" office:value="0.356145037729963">
            <text:p>0.36</text:p>
          </table:table-cell>
          <table:table-cell table:style-name="ce3" table:formula="of:=LN([.J11])" office:value-type="float" office:value="5.05494588992302">
            <text:p>5.05</text:p>
          </table:table-cell>
          <table:table-cell table:style-name="ce3" table:formula="of:=[.M11]" office:value-type="float" office:value="0.356145037729963">
            <text:p>0.36</text:p>
          </table:table-cell>
          <table:table-cell table:style-name="ce3"/>
          <table:table-cell table:style-name="ce1" table:formula="of:=([.K11]-[.K13])/([.N11]-[.N13])" office:value-type="float" office:value="10.7585041794962">
            <text:p>10.8</text:p>
          </table:table-cell>
          <table:table-cell table:style-name="ce1" table:formula="of:=([.N11]+[.N13])/2" office:value-type="float" office:value="4.52187921965766">
            <text:p>4.5</text:p>
          </table:table-cell>
          <table:table-cell table:style-name="ce1" table:formula="of:=[.$U$1]/2*[.N11]*[.N11]+[.$U$2]*[.N11]-52.5" office:value-type="float" office:value="24.6606592331542">
            <text:p>24.7</text:p>
          </table:table-cell>
          <table:table-cell table:style-name="ce1"/>
          <table:table-cell table:style-name="ce1" table:formula="of:=[.$U$2]+[.$U$1]*[.R11]" office:value-type="float" office:value="10.4010716529807">
            <text:p>10.4</text:p>
          </table:table-cell>
          <table:table-cell office:value-type="float" office:value="9">
            <text:p>9</text:p>
          </table:table-cell>
          <table:table-cell table:style-name="ce1" office:value-type="float" office:value="8.3">
            <text:p>8.3</text:p>
          </table:table-cell>
        </table:table-row>
        <table:table-row table:style-name="ro1">
          <table:table-cell office:value-type="string">
            <text:p>ntestJ:8x</text:p>
          </table:table-cell>
          <table:table-cell office:value-type="string">
            <text:p>ntestJ:8</text:p>
          </table:table-cell>
          <table:table-cell office:value-type="float" office:value="-2.35">
            <text:p>-2.35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table:style-name="ce2" table:formula="of:=[.C12]/[.G12]" office:value-type="float" office:value="5.71071108597996">
            <text:p>6</text:p>
          </table:table-cell>
          <table:table-cell table:style-name="ce3" table:formula="of:=LN([.D12]/[.E12])" office:value-type="float" office:value="-0.411507422564127">
            <text:p>-0.41</text:p>
          </table:table-cell>
          <table:table-cell/>
          <table:table-cell table:formula="of:=[.B11]" office:value-type="string" office:string-value="ntestJ:8">
            <text:p>ntestJ:8</text:p>
          </table:table-cell>
          <table:table-cell table:style-name="ce2" table:formula="of:=SQRT([.E11]*[.E12])" office:value-type="float" office:value="83.9940474081348">
            <text:p>84</text:p>
          </table:table-cell>
          <table:table-cell table:style-name="ce3" table:formula="of:=[.K13]-[.C12]" office:value-type="float" office:value="15.9">
            <text:p>15.90</text:p>
          </table:table-cell>
          <table:table-cell table:style-name="ce1" table:formula="of:=-1.219*[.N12]*[.N12]+21.427*[.N12]-52.5" office:value-type="float" office:value="18.506782989002">
            <text:p>18.5</text:p>
          </table:table-cell>
          <table:table-cell table:style-name="ce3" table:formula="of:=[.K12]-[.L12]" office:value-type="float" office:value="-2.60678298900199">
            <text:p>-2.61</text:p>
          </table:table-cell>
          <table:table-cell table:style-name="ce3" table:formula="of:=LN([.J12])" office:value-type="float" office:value="4.43074593214346">
            <text:p>4.43</text:p>
          </table:table-cell>
          <table:table-cell table:style-name="ce3"/>
          <table:table-cell table:style-name="ce3" table:formula="of:=[.M12]" office:value-type="float" office:value="-2.60678298900199">
            <text:p>-2.61</text:p>
          </table:table-cell>
          <table:table-cell table:style-name="ce1" table:formula="of:=([.K12]-[.K14])/([.N12]-[.N14])" office:value-type="float" office:value="12.1519697800805">
            <text:p>12.2</text:p>
          </table:table-cell>
          <table:table-cell table:style-name="ce1"/>
          <table:table-cell table:style-name="ce1" table:formula="of:=[.$U$1]/2*[.N12]*[.N12]+[.$U$2]*[.N12]-52.5" office:value-type="float" office:value="18.5046437644561">
            <text:p>18.5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>
            <text:p>ntestJ:8x</text:p>
          </table:table-cell>
          <table:table-cell office:value-type="string">
            <text:p>ntestJ:6</text:p>
          </table:table-cell>
          <table:table-cell office:value-type="float" office:value="11.9">
            <text:p>11.9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style-name="ce2" table:formula="of:=[.C13]/[.G13]" office:value-type="float" office:value="16.7088981603308">
            <text:p>17</text:p>
          </table:table-cell>
          <table:table-cell table:style-name="ce3" table:formula="of:=LN([.D13]/[.E13])" office:value-type="float" office:value="0.71219537553064">
            <text:p>0.71</text:p>
          </table:table-cell>
          <table:table-cell/>
          <table:table-cell table:formula="of:=[.A12]" office:value-type="string" office:string-value="ntestJ:8x">
            <text:p>ntestJ:8x</text:p>
          </table:table-cell>
          <table:table-cell table:style-name="ce2" table:formula="of:=SQRT([.D12]*[.D13])" office:value-type="float" office:value="53.9907399467724">
            <text:p>54</text:p>
          </table:table-cell>
          <table:table-cell table:style-name="ce3" table:formula="of:=[.K14]+[.C13]" office:value-type="float" office:value="13.55">
            <text:p>13.55</text:p>
          </table:table-cell>
          <table:table-cell table:style-name="ce1" table:formula="of:=-1.219*[.N13]*[.N13]+21.427*[.N13]-52.5" office:value-type="float" office:value="13.5732339452718">
            <text:p>13.6</text:p>
          </table:table-cell>
          <table:table-cell table:style-name="ce3" table:formula="of:=[.K13]-[.L13]" office:value-type="float" office:value="-0.023233945271766">
            <text:p>-0.02</text:p>
          </table:table-cell>
          <table:table-cell table:style-name="ce3" table:formula="of:=LN([.J13])" office:value-type="float" office:value="3.9888125493923">
            <text:p>3.99</text:p>
          </table:table-cell>
          <table:table-cell table:style-name="ce3" table:formula="of:=[.M13]" office:value-type="float" office:value="-0.023233945271766">
            <text:p>-0.02</text:p>
          </table:table-cell>
          <table:table-cell table:style-name="ce3"/>
          <table:table-cell table:style-name="ce1" table:formula="of:=([.K13]-[.K15])/([.N13]-[.N15])" office:value-type="float" office:value="12.9742846681477">
            <text:p>13.0</text:p>
          </table:table-cell>
          <table:table-cell table:style-name="ce1" table:formula="of:=([.N13]+[.N15])/2" office:value-type="float" office:value="3.46662576427937">
            <text:p>3.5</text:p>
          </table:table-cell>
          <table:table-cell table:style-name="ce1" table:formula="of:=[.$U$1]/2*[.N13]*[.N13]+[.$U$2]*[.N13]-52.5" office:value-type="float" office:value="13.5717299666624">
            <text:p>13.6</text:p>
          </table:table-cell>
          <table:table-cell table:style-name="ce1"/>
          <table:table-cell table:style-name="ce1" table:formula="of:=[.$U$2]+[.$U$1]*[.R13]" office:value-type="float" office:value="12.9742846681477">
            <text:p>13.0</text:p>
          </table:table-cell>
          <table:table-cell office:value-type="float" office:value="13">
            <text:p>13</text:p>
          </table:table-cell>
          <table:table-cell table:style-name="ce1" office:value-type="float" office:value="13">
            <text:p>13.0</text:p>
          </table:table-cell>
        </table:table-row>
        <table:table-row table:style-name="ro1">
          <table:table-cell office:value-type="string">
            <text:p>ntestJ:6x</text:p>
          </table:table-cell>
          <table:table-cell office:value-type="string">
            <text:p>ntestJ:6</text:p>
          </table:table-cell>
          <table:table-cell office:value-type="float" office:value="-1.65">
            <text:p>-1.65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style-name="ce2" table:formula="of:=[.C14]/[.G14]" office:value-type="float" office:value="5.26051406515778">
            <text:p>5</text:p>
          </table:table-cell>
          <table:table-cell table:style-name="ce3" table:formula="of:=LN([.D14]/[.E14])" office:value-type="float" office:value="-0.313657558855042">
            <text:p>-0.31</text:p>
          </table:table-cell>
          <table:table-cell/>
          <table:table-cell table:formula="of:=[.B13]" office:value-type="string" office:string-value="ntestJ:6">
            <text:p>ntestJ:6</text:p>
          </table:table-cell>
          <table:table-cell table:style-name="ce2" table:formula="of:=SQRT([.E13]*[.E14])" office:value-type="float" office:value="26">
            <text:p>26</text:p>
          </table:table-cell>
          <table:table-cell table:style-name="ce3" table:formula="of:=[.K15]-[.C14]" office:value-type="float" office:value="1.65">
            <text:p>1.65</text:p>
          </table:table-cell>
          <table:table-cell table:style-name="ce1" table:formula="of:=-1.219*[.N14]*[.N14]+21.427*[.N14]-52.5" office:value-type="float" office:value="4.37131419093493">
            <text:p>4.4</text:p>
          </table:table-cell>
          <table:table-cell table:style-name="ce3" table:formula="of:=[.K14]-[.L14]" office:value-type="float" office:value="-2.72131419093492">
            <text:p>-2.72</text:p>
          </table:table-cell>
          <table:table-cell table:style-name="ce3" table:formula="of:=LN([.J14])" office:value-type="float" office:value="3.25809653802148">
            <text:p>3.26</text:p>
          </table:table-cell>
          <table:table-cell table:style-name="ce3"/>
          <table:table-cell table:style-name="ce3" table:formula="of:=[.M14]" office:value-type="float" office:value="-2.72131419093492">
            <text:p>-2.72</text:p>
          </table:table-cell>
          <table:table-cell table:style-name="ce1" table:number-columns-repeated="2"/>
          <table:table-cell table:style-name="ce1" table:formula="of:=[.$U$1]/2*[.N14]*[.N14]+[.$U$2]*[.N14]-52.5" office:value-type="float" office:value="4.37065549271602">
            <text:p>4.4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8"/>
          <table:table-cell table:formula="of:=[.A14]" office:value-type="string" office:string-value="ntestJ:6x">
            <text:p>ntestJ:6x</text:p>
          </table:table-cell>
          <table:table-cell table:style-name="ce2" table:formula="of:=[.D14]" office:value-type="float" office:value="19">
            <text:p>19</text:p>
          </table:table-cell>
          <table:table-cell table:style-name="ce3" office:value-type="float" office:value="0">
            <text:p>0.00</text:p>
          </table:table-cell>
          <table:table-cell table:style-name="ce1" table:formula="of:=-1.219*[.N15]*[.N15]+21.427*[.N15]-52.5" office:value-type="float" office:value="0.0221042270189997">
            <text:p>0.0</text:p>
          </table:table-cell>
          <table:table-cell table:style-name="ce3" table:formula="of:=[.K15]-[.L15]" office:value-type="float" office:value="-0.0221042270189997">
            <text:p>-0.02</text:p>
          </table:table-cell>
          <table:table-cell table:style-name="ce3" table:formula="of:=LN([.J15])" office:value-type="float" office:value="2.94443897916644">
            <text:p>2.94</text:p>
          </table:table-cell>
          <table:table-cell table:style-name="ce3" table:formula="of:=[.M15]" office:value-type="float" office:value="-0.0221042270189997">
            <text:p>-0.02</text:p>
          </table:table-cell>
          <table:table-cell table:style-name="ce3"/>
          <table:table-cell table:style-name="ce1" table:number-columns-repeated="2"/>
          <table:table-cell table:style-name="ce1" table:formula="of:=-1.219*[.N15]*[.N15]+21.427*[.N15]-52.5" office:value-type="float" office:value="0.0221042270189997">
            <text:p>0.0</text:p>
          </table:table-cell>
          <table:table-cell table:style-name="ce1"/>
          <table:table-cell office:value-type="string">
            <text:p>line</text:p>
          </table:table-cell>
          <table:table-cell office:value-type="string">
            <text:p>linearformula</text:p>
          </table:table-cell>
          <table:table-cell office:value-type="string">
            <text:p>squared formula</text:p>
          </table:table-cell>
        </table:table-row>
        <table:table-row table:style-name="ro1">
          <table:table-cell table:number-columns-repeated="14"/>
          <table:table-cell table:style-name="ce3" table:number-columns-repeated="2"/>
          <table:table-cell table:number-columns-repeated="7"/>
        </table:table-row>
        <table:table-row table:style-name="ro1">
          <table:table-cell table:number-columns-repeated="4"/>
          <table:table-cell>
            <draw:frame table:end-cell-address="Sheet1.M36" table:end-x="0.8165in" table:end-y="0.1736in" draw:z-index="0" draw:style-name="gr1" draw:text-style-name="P1" svg:width="7.1878in" svg:height="3.5429in" svg:x="0.7409in" svg:y="0.0087in">
              <draw:object draw:notify-on-update-of-ranges="Sheet1.N7:Sheet1.N15 Sheet1.O6:Sheet1.O6 Sheet1.O7:Sheet1.O15 Sheet1.N7:Sheet1.N15 Sheet1.P6:Sheet1.P6 Sheet1.P7:Sheet1.P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21">
          <table:table-cell table:number-columns-repeated="23"/>
        </table:table-row>
        <table:table-row table:style-name="ro1">
          <table:table-cell table:number-columns-repeated="3"/>
          <table:table-cell office:value-type="string">
            <text:p>Time</text:p>
          </table:table-cell>
          <table:table-cell office:value-type="string">
            <text:p>ln(t)</text:p>
          </table:table-cell>
          <table:table-cell office:value-type="string">
            <text:p>SR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5.11">
            <text:p>45.11</text:p>
          </table:table-cell>
          <table:table-cell table:style-name="ce1" table:formula="of:=LN([.D40])" office:value-type="float" office:value="3.8091039514203">
            <text:p>3.8</text:p>
          </table:table-cell>
          <table:table-cell table:style-name="ce1" table:formula="of:=-1.219*[.E40]*[.E40]+21.427*[.E40]-52.5" office:value-type="float" office:value="11.4308666864701">
            <text:p>11.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6.11">
            <text:p>46.11</text:p>
          </table:table-cell>
          <table:table-cell table:style-name="ce1" table:formula="of:=LN([.D41])" office:value-type="float" office:value="3.83102984621861">
            <text:p>3.8</text:p>
          </table:table-cell>
          <table:table-cell table:style-name="ce1" table:formula="of:=-1.219*[.E41]*[.E41]+21.427*[.E41]-52.5" office:value-type="float" office:value="11.6964698918151">
            <text:p>11.7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" table:formula="of:=[.F41]-[.F40]" office:value-type="float" office:value="0.265603205344988">
            <text:p>0.3</text:p>
          </table:table-cell>
          <table:table-cell table:number-columns-repeated="17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score</text:p>
          </table:table-cell>
          <table:table-cell office:value-type="string">
            <text:p>t0</text:p>
          </table:table-cell>
          <table:table-cell office:value-type="string">
            <text:p>t1</text:p>
          </table:table-cell>
          <table:table-cell office:value-type="string">
            <text:p>ln t</text:p>
          </table:table-cell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2.62">
            <text:p>2.62</text:p>
          </table:table-cell>
          <table:table-cell office:value-type="float" office:value="2.01">
            <text:p>2.01</text:p>
          </table:table-cell>
          <table:table-cell table:style-name="ce4" table:formula="of:=LN([.B2]/[.C2])" office:value-type="float" office:value="0.265039595702021">
            <text:p>0.265</text:p>
          </table:table-cell>
        </table:table-row>
        <table:table-row table:style-name="ro1">
          <table:table-cell office:value-type="float" office:value="-2.29">
            <text:p>-2.29</text:p>
          </table:table-cell>
          <table:table-cell office:value-type="float" office:value="1.12">
            <text:p>1.12</text:p>
          </table:table-cell>
          <table:table-cell office:value-type="float" office:value="1.99">
            <text:p>1.99</text:p>
          </table:table-cell>
          <table:table-cell table:style-name="ce4" table:formula="of:=LN([.B3]/[.C3])" office:value-type="float" office:value="-0.574805953429398">
            <text:p>-0.5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</text:p>
          </table:table-cell>
          <table:table-cell table:style-name="ce3" table:formula="of:=([.A3]-[.A2])/([.D3]-[.D2])" office:value-type="float" office:value="4.34603720145315">
            <text:p>4.35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table:style-name="ce3" table:formula="of:=[.A2]+[.B5]*-[.D2]" office:value-type="float" office:value="0.208128057220911">
            <text:p>0.21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1/27/2014</text:date>, <text:time>19:2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02:28:08.96</meta:creation-date>
    <dc:date>2014-01-27T19:26:25.67</dc:date>
    <meta:editing-duration>P1DT14H50M2S</meta:editing-duration>
    <meta:editing-cycles>8</meta:editing-cycles>
    <meta:generator>OpenOffice.org/3.4.1$Win32 OpenOffice.org_project/341m1$Build-9593</meta:generator>
    <meta:document-statistic meta:table-count="3" meta:cell-count="2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58cm" svg:height="9cm" xlink:href=".." xlink:type="simple" chart:class="chart:scatter" chart:style-name="ch1">
        <chart:legend chart:legend-position="end" svg:x="14.85cm" svg:y="3.926cm" style:legend-expansion="high" chart:style-name="ch2"/>
        <chart:plot-area chart:style-name="ch3" table:cell-range-address="Sheet1.N7:Sheet1.P15 Sheet1.O6:Sheet1.P6" chart:data-source-has-labels="row" svg:x="0.815cm" svg:y="0.855cm" svg:width="13.305cm" svg:height="7.545cm">
          <chartooo:coordinate-region svg:x="1.833cm" svg:y="1.067cm" svg:width="11.955cm" svg:height="7.12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7:Sheet1.O15" chart:label-cell-address="Sheet1.O6:Sheet1.O6" chart:class="chart:scatter">
            <chart:domain table:cell-range-address="Sheet1.N7:Sheet1.N15"/>
            <chart:data-point chart:repeated="9"/>
          </chart:series>
          <chart:series chart:style-name="ch7" chart:values-cell-range-address="Sheet1.P7:Sheet1.P15" chart:label-cell-address="Sheet1.P6:Sheet1.P6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NR,x</text:p>
                <draw:g>
                  <svg:desc>Sheet1.O6:Sheet1.O6</svg:desc>
                </draw:g>
              </table:table-cell>
              <table:table-cell office:value-type="string">
                <text:p>NR, Standard</text:p>
                <draw:g>
                  <svg:desc>Sheet1.P6:Sheet1.P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1783057145415">
                <text:p>6.81783057145415</text:p>
                <draw:g>
                  <svg:desc>Sheet1.N7:Sheet1.N15</svg:desc>
                </draw:g>
              </table:table-cell>
              <table:table-cell office:value-type="float" office:value="0.236894247037782">
                <text:p>0.236894247037782</text:p>
                <draw:g>
                  <svg:desc>Sheet1.O7:Sheet1.O15</svg:desc>
                </draw:g>
              </table:table-cell>
              <table:table-cell office:value-type="float" office:value="NaN">
                <text:p>NaN</text:p>
                <draw:g>
                  <svg:desc>Sheet1.P7:Sheet1.P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0304518334636">
                <text:p>6.60304518334636</text:p>
              </table:table-cell>
              <table:table-cell office:value-type="float" office:value="NaN">
                <text:p>NaN</text:p>
              </table:table-cell>
              <table:table-cell office:value-type="float" office:value="-1.96479840341323">
                <text:p>-1.96479840341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2706642661115">
                <text:p>6.02706642661115</text:p>
              </table:table-cell>
              <table:table-cell office:value-type="float" office:value="0.238868394447735">
                <text:p>0.238868394447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3098048772681">
                <text:p>5.63098048772681</text:p>
              </table:table-cell>
              <table:table-cell office:value-type="float" office:value="NaN">
                <text:p>NaN</text:p>
              </table:table-cell>
              <table:table-cell office:value-type="float" office:value="-2.42303852292019">
                <text:p>-2.42303852292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5494588992302">
                <text:p>5.05494588992302</text:p>
              </table:table-cell>
              <table:table-cell office:value-type="float" office:value="0.356145037729963">
                <text:p>0.356145037729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3074593214346">
                <text:p>4.43074593214346</text:p>
              </table:table-cell>
              <table:table-cell office:value-type="float" office:value="NaN">
                <text:p>NaN</text:p>
              </table:table-cell>
              <table:table-cell office:value-type="float" office:value="-2.60678298900199">
                <text:p>-2.60678298900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88125493923">
                <text:p>3.9888125493923</text:p>
              </table:table-cell>
              <table:table-cell office:value-type="float" office:value="-0.023233945271766">
                <text:p>-0.023233945271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5809653802148">
                <text:p>3.25809653802148</text:p>
              </table:table-cell>
              <table:table-cell office:value-type="float" office:value="NaN">
                <text:p>NaN</text:p>
              </table:table-cell>
              <table:table-cell office:value-type="float" office:value="-2.72131419093492">
                <text:p>-2.72131419093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4443897916644">
                <text:p>2.94443897916644</text:p>
              </table:table-cell>
              <table:table-cell office:value-type="float" office:value="-0.0221042270189997">
                <text:p>-0.022104227018999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